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4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7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4.3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4.0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5.0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3.7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svg:width="5.843cm" svg:height="4.345cm" svg:x="0.108cm" svg:y="5.95cm"><draw:text-box><text:p>Idéologie nazie fondée sur le <text:span text:style-name="T1">racisme, l'existence de plusieurs </text:span></text:p><text:p><text:span text:style-name="T1">races humaines, d'inégales valeurs</text:span>. La <text:span text:style-name="T1">race « supérieure »</text:span> est la race aryenne, celles inférieures les juifs, les Tziganes...</text:p><text:p><text:span text:style-name="T1">Mein kampf 1925</text:span></text:p></draw:text-box></draw:frame><draw:line text:anchor-type="paragraph" draw:z-index="1" draw:style-name="gr2" draw:text-style-name="P1" svg:x1="5.729cm" svg:y1="8.199cm" svg:x2="7.405cm" svg:y2="8.222cm"><text:p/></draw:line><draw:frame text:anchor-type="paragraph" draw:z-index="2" draw:style-name="gr3" svg:width="5.778cm" svg:height="3.772cm" svg:x="7.516cm" svg:y="5.906cm"><draw:text-box><text:p><text:span text:style-name="T1">30 janvier 1933, A Hitler devient chancelier.</text:span> 1934 mise en place de la dictature nazie.</text:p></draw:text-box></draw:frame><draw:line text:anchor-type="paragraph" draw:z-index="3" draw:style-name="gr2" draw:text-style-name="P1" svg:x1="12.764cm" svg:y1="5.905cm" svg:x2="14.725cm" svg:y2="3.171cm"><text:p/></draw:line><draw:frame text:anchor-type="paragraph" draw:z-index="4" draw:style-name="gr4" svg:width="8.379cm" svg:height="4.343cm" svg:x="15.145cm" svg:y="0.24cm"><draw:text-box><text:p>Camps de concentration</text:p><text:p/><text:p>1935 lois de Nuremberg</text:p><text:p/><text:p>1938 nuit de Cristal ( violences « populaires » contre les juifs organisées par les autorités)</text:p></draw:text-box></draw:frame><draw:line text:anchor-type="paragraph" draw:z-index="5" draw:style-name="gr2" draw:text-style-name="P1" svg:x1="13.093cm" svg:y1="7.052cm" svg:x2="15.012cm" svg:y2="7.031cm"><text:p/></draw:line><draw:frame text:anchor-type="paragraph" draw:z-index="6" draw:style-name="gr5" svg:width="8.997cm" svg:height="4.058cm" svg:x="15.783cm" svg:y="4.958cm"><draw:text-box><text:p>Septembre 1939, invasion de la Pologne, début de la seconde guerre mondiale.</text:p><text:p/><text:p><text:span text:style-name="T1">Ghettos</text:span> créés en Pologne</text:p><text:p/><text:p>Juin 1941 début de l'invasion de l'URSS, les <text:span text:style-name="T1">Einsatzgruppen exécutent les juifs dans les territoires conquis : «  Shoah par balles »</text:span></text:p></draw:text-box></draw:frame><draw:line text:anchor-type="paragraph" draw:z-index="7" draw:style-name="gr2" draw:text-style-name="P1" svg:x1="12.896cm" svg:y1="7.957cm" svg:x2="15.695cm" svg:y2="11.021cm"><text:p/></draw:line><draw:frame text:anchor-type="paragraph" draw:z-index="8" draw:style-name="gr6" svg:width="7.212cm" svg:height="5.095cm" svg:x="15.871cm" svg:y="10.359cm"><draw:text-box><text:p><text:span text:style-name="T1">Janvier 1942, conférence de Wannsee, «  solution finale au problème juif ».</text:span></text:p><text:p/><text:p>Création des <text:span text:style-name="T1">centres de mise à mort, extermination de tous les juifs d'Europe. Ex : camps d'Auschwitz</text:span></text:p></draw:text-box></draw:frame><draw:line text:anchor-type="paragraph" draw:z-index="9" draw:style-name="gr2" draw:text-style-name="P1" svg:x1="12.543cm" svg:y1="8.089cm" svg:x2="15.145cm" svg:y2="13.866cm"><text:p/></draw:line><draw:frame text:anchor-type="paragraph" draw:z-index="10" draw:style-name="gr7" svg:width="7.959cm" svg:height="3.728cm" svg:x="15.542cm" svg:y="13.975cm"><draw:text-box><text:p>Terme juridique apparu après la guerre : <text:span text:style-name="T1">génocide. Shoah : catastrophe en hébreu.</text:span></text:p><text:p><text:span text:style-name="T1">6 millions de juifs exterminés ( près de la moitié des juifs d'Europe) et près de 250 000 Tzigan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ligne_20_1" draw:display-name="Extrémités de ligne 1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7T21:25:54.92</meta:creation-date>
    <meta:document-statistic meta:table-count="0" meta:image-count="0" meta:object-count="0" meta:page-count="1" meta:paragraph-count="0" meta:word-count="0" meta:character-count="0"/>
    <dc:date>2017-06-17T21:49:57.60</dc:date>
    <meta:editing-duration>PT8M30S</meta:editing-duration>
    <meta:editing-cycles>1</meta:editing-cycles>
    <meta:generator>OpenOffice/4.1.1$Win32 OpenOffice.org_project/411m6$Build-9775</meta:generator>
  </office:meta>
</office:document-meta>
</file>